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1c1a" officeooo:paragraph-rsid="001d1c1a"/>
    </style:style>
    <style:style style:name="P2" style:family="paragraph" style:parent-style-name="Standard">
      <style:text-properties officeooo:rsid="001d1c1a" officeooo:paragraph-rsid="001f436c"/>
    </style:style>
    <style:style style:name="P3" style:family="paragraph" style:parent-style-name="Standard">
      <style:text-properties officeooo:rsid="001d1c1a" officeooo:paragraph-rsid="001d1c1a"/>
    </style:style>
    <style:style style:name="T1" style:family="text">
      <style:text-properties officeooo:rsid="001ed6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ank you for purchasing the Airtap ESP32-C6 4 Button Variant. This device comes preflash<text:span text:style-name="T1">ed</text:span> with esphome firmware. Open the home assistant iphone/android app and discover devices should show the device. In addition to the device two display brackets were included. One black and one white, chose one that matches your aesthetic. One optional antenna has been included for future Zigbee firmware support. You may install or leave it as is. If you have any questions feel free to reach out to us at <text:a xlink:type="simple" xlink:href="mailto:orders@silocitylabs.com" text:style-name="Internet_20_link" text:visited-style-name="Visited_20_Internet_20_Link">orders@silocitylabs.com</text:a></text:p>
      <text:p text:style-name="P1"/>
      <text:p text:style-name="P1"/>
      <text:p text:style-name="P1"/>
      <text:p text:style-name="P1"/>
      <text:p text:style-name="P2">Thank you for purchasing the Airtap ESP32-C6 4 Button Variant. This device comes preflash<text:span text:style-name="T1">ed</text:span> with esphome firmware. Open the home assistant iphone/android app and discover devices should show the device. In addition to the device two display brackets were included. One black and one white, chose one that matches your aesthetic. One optional antenna has been included for future Zigbee firmware support. You may install or leave it as is. If you have any questions feel free to reach out to us at <text:a xlink:type="simple" xlink:href="mailto:orders@silocitylabs.com" text:style-name="Internet_20_link" text:visited-style-name="Visited_20_Internet_20_Link">orders@silocitylabs.com</text:a></text:p>
      <text:p text:style-name="P2"/>
      <text:p text:style-name="P2"/>
      <text:p text:style-name="P2"/>
      <text:p text:style-name="P2">Thank you for purchasing the Airtap ESP32-C6 4 Button Variant. This device comes preflash<text:span text:style-name="T1">ed</text:span> with esphome firmware. Open the home assistant iphone/android app and discover devices should show the device. In addition to the device two display brackets were included. One black and one white, chose one that matches your aesthetic. One optional antenna has been included for future Zigbee firmware support. You may install or leave it as is. If you have any questions feel free to reach out to us at <text:a xlink:type="simple" xlink:href="mailto:orders@silocitylabs.com" text:style-name="Internet_20_link" text:visited-style-name="Visited_20_Internet_20_Link">orders@silocitylabs.com</text:a></text:p>
      <text:p text:style-name="P2"/>
      <text:p text:style-name="P2"/>
      <text:p text:style-name="P2"/>
      <text:p text:style-name="P2">Thank you for purchasing the Airtap ESP32-C6 4 Button Variant. This device comes preflash<text:span text:style-name="T1">ed</text:span> with esphome firmware. Open the home assistant iphone/android app and discover devices should show the device. In addition to the device two display brackets were included. One black and one white, chose one that matches your aesthetic. One optional antenna has been included for future Zigbee firmware support. You may install or leave it as is. If you have any questions feel free to reach out to us at <text:a xlink:type="simple" xlink:href="mailto:orders@silocitylabs.com" text:style-name="Internet_20_link" text:visited-style-name="Visited_20_Internet_20_Link">orders@silocitylabs.com</text:a></text:p>
      <text:p text:style-name="P2"/>
      <text:p text:style-name="P2"/>
      <text:p text:style-name="P2"/>
      <text:p text:style-name="P2">Thank you for purchasing the Airtap ESP32-C6 4 Button Variant. This device comes preflash<text:span text:style-name="T1">ed</text:span> with esphome firmware. Open the home assistant iphone/android app and discover devices should show the device. In addition to the device two display brackets were included. One black and one white, chose one that matches your aesthetic. One optional antenna has been included for future Zigbee firmware support. You may install or leave it as is. If you have any questions feel free to reach out to us at <text:a xlink:type="simple" xlink:href="mailto:orders@silocitylabs.com" text:style-name="Internet_20_link" text:visited-style-name="Visited_20_Internet_20_Link">orders@silocitylabs.com</text:a></text:p>
      <text:p text:style-name="P2"/>
      <text:p text:style-name="P2"/>
      <text:p text:style-name="P2"/>
      <text:p text:style-name="P2">Thank you for purchasing the Airtap ESP32-C6 4 Button Variant. This device comes preflash<text:span text:style-name="T1">ed</text:span> with esphome firmware. Open the home assistant iphone/android app and discover devices should show the device. In addition to the device two display brackets were included. One black and one white, chose one that matches your aesthetic. One optional antenna has been included for future Zigbee firmware support. You may install or leave it as is. If you have any questions feel free to reach out to us at <text:a xlink:type="simple" xlink:href="mailto:orders@silocitylabs.com" text:style-name="Internet_20_link" text:visited-style-name="Visited_20_Internet_20_Link">orders@silocitylabs.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8T21:32:57.714879022</meta:creation-date>
    <dc:date>2025-11-20T13:37:07.768187068</dc:date>
    <meta:editing-duration>PT13M36S</meta:editing-duration>
    <meta:editing-cycles>4</meta:editing-cycles>
    <meta:generator>LibreOffice/24.2.7.2$Linux_X86_64 LibreOffice_project/420$Build-2</meta:generator>
    <meta:print-date>2025-11-20T13:28:04.970574240</meta:print-date>
    <meta:document-statistic meta:table-count="0" meta:image-count="0" meta:object-count="0" meta:page-count="1" meta:paragraph-count="6" meta:word-count="504" meta:character-count="3120" meta:non-whitespace-character-count="2622"/>
  </office:meta>
</office:document-meta>
</file>